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0.9516in"/>
    </style:style>
    <style:style style:name="co6" style:family="table-column">
      <style:table-column-properties fo:break-before="auto" style:column-width="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362in" fo:break-before="auto" style:use-optimal-row-height="false"/>
    </style:style>
    <style:style style:name="ro4" style:family="table-row">
      <style:table-row-properties style:row-height="2in" fo:break-before="auto" style:use-optimal-row-height="false"/>
    </style:style>
    <style:style style:name="ro5" style:family="table-row">
      <style:table-row-properties style:row-height="3.53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4pt" fo:font-weight="bold"/>
    </style:style>
    <style:style style:name="ce2" style:family="table-cell" style:parent-style-name="Default" style:data-style-name="N10">
      <style:table-cell-properties fo:background-color="#94bd5e" style:text-align-source="fix" style:repeat-content="false" fo:wrap-option="wrap" style:vertical-align="middle"/>
      <style:paragraph-properties fo:text-align="center"/>
      <style:text-properties fo:font-size="14pt" fo:font-weight="bold"/>
    </style:style>
    <style:style style:name="ce3" style:family="table-cell" style:parent-style-name="Default" style:data-style-name="N10">
      <style:table-cell-properties fo:background-color="#ff9966" style:text-align-source="fix" style:repeat-content="false" fo:wrap-option="wrap" style:vertical-align="middle"/>
      <style:paragraph-properties fo:text-align="center"/>
      <style:text-properties fo:font-size="14pt" fo:font-weight="bold"/>
    </style:style>
    <style:style style:name="ce4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5" style:family="table-cell" style:parent-style-name="Default" style:data-style-name="N10">
      <style:table-cell-properties fo:background-color="#9966cc" style:text-align-source="fix" style:repeat-content="false" fo:wrap-option="wrap" style:vertical-align="middle"/>
      <style:paragraph-properties fo:text-align="center"/>
      <style:text-properties fo:font-size="14pt" fo:font-weight="bold"/>
    </style:style>
    <style:style style:name="T1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2" table:default-cell-style-name="ce4"/>
        <table:table-column table:style-name="co3" table:number-columns-repeated="1014" table:default-cell-style-name="ce4"/>
        <table:table-column table:style-name="co3" table:number-columns-repeated="2" table:default-cell-style-name="Default"/>
        <table:table-row table:style-name="ro2">
          <table:table-cell table:style-name="ce1"/>
          <table:table-cell table:style-name="ce3" office:value-type="string">
            <text:p>ART TASKS</text:p>
          </table:table-cell>
          <table:table-cell table:style-name="ce3" office:value-type="string">
            <text:p>% DONE</text:p>
          </table:table-cell>
          <table:table-cell table:style-name="ce3" office:value-type="string">
            <text:p>TIME ESTIMATE</text:p>
          </table:table-cell>
          <table:table-cell table:style-name="ce5" office:value-type="string">
            <text:p>TECH REQUIRED</text:p>
          </table:table-cell>
          <table:table-cell table:style-name="ce5" office:value-type="string">
            <text:p>% DONE</text:p>
          </table:table-cell>
          <table:table-cell table:style-name="ce5" office:value-type="string">
            <text:p>TIME ESTIMATE</text:p>
          </table:table-cell>
          <table:table-cell table:style-name="ce3" office:value-type="string">
            <text:p>CHANCE OF NEEDING REVISIONS</text:p>
          </table:table-cell>
          <table:table-cell table:style-name="ce1" table:number-columns-repeated="5"/>
          <table:table-cell table:style-name="ce3" table:number-columns-repeated="1009"/>
          <table:table-cell table:number-columns-repeated="2"/>
        </table:table-row>
        <table:table-row table:style-name="ro4">
          <table:table-cell table:style-name="ce1" office:value-type="string">
            <text:p>UI ART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  <table:table-row table:style-name="ro4">
          <table:table-cell office:value-type="string">
            <text:p>SPLASH SCREEN</text:p>
          </table:table-cell>
          <table:table-cell office:value-type="string">
            <text:p>*3 Antelope faces</text:p>
            <text:p>*Animation swoosh</text:p>
            <text:p>*3D Font</text:p>
            <text:p>*Font Animation</text:p>
            <text:p>*Final product name</text:p>
          </table:table-cell>
          <table:table-cell office:value-type="percentage" office:value="0.45">
            <text:p>45%</text:p>
          </table:table-cell>
          <table:table-cell office:value-type="string">
            <text:p>2 days</text:p>
          </table:table-cell>
          <table:table-cell office:value-type="string">
            <text:p>Game start = fade in company logo, fade out, fade in tools logos, fade out, fade in splash screen. Wait for animation to finish, then allow player to tap(or click). </text:p>
          </table:table-cell>
          <table:table-cell table:number-columns-repeated="2"/>
          <table:table-cell office:value-type="percentage" office:value="0.35">
            <text:p>35%</text:p>
          </table:table-cell>
          <table:table-cell table:number-columns-repeated="1016"/>
        </table:table-row>
        <table:table-row table:style-name="ro4">
          <table:table-cell office:value-type="string">
            <text:p>MAIN MENU DEMO LOOP</text:p>
          </table:table-cell>
          <table:table-cell office:value-type="string">
            <text:p>*List of credits needed</text:p>
            <text:p>*Scrolling text</text:p>
            <text:p/>
            <text:p>*Leaderboard</text:p>
          </table:table-cell>
          <table:table-cell office:value-type="percentage" office:value="0">
            <text:p>0%</text:p>
          </table:table-cell>
          <table:table-cell office:value-type="string">
            <text:p>1/2 day</text:p>
          </table:table-cell>
          <table:table-cell office:value-type="string">
            <text:p>Game auto switches states in a loop between "Credits", "Leaderboard", and then "Splash Screen", waiting 5 seconds each time before switching.</text:p>
          </table:table-cell>
          <table:table-cell table:number-columns-repeated="2"/>
          <table:table-cell office:value-type="percentage" office:value="0">
            <text:p>0%</text:p>
          </table:table-cell>
          <table:table-cell table:number-columns-repeated="1016"/>
        </table:table-row>
        <table:table-row table:style-name="ro4">
          <table:table-cell office:value-type="string">
            <text:p>INFO SCREEN</text:p>
          </table:table-cell>
          <table:table-cell office:value-type="string">
            <text:p><text:span text:style-name="T1">*Screen layout concept</text:span></text:p>
            <text:p><text:span text:style-name="T1">*Species Distribution</text:span></text:p>
            <text:p>*UI</text:p>
            <text:p>*Animation &amp; art for interactive elements</text:p>
            <text:p>*Background drawing</text:p>
          </table:table-cell>
          <table:table-cell office:value-type="percentage" office:value="0.05">
            <text:p>5%</text:p>
          </table:table-cell>
          <table:table-cell office:value-type="string">
            <text:p>2 days</text:p>
          </table:table-cell>
          <table:table-cell office:value-type="string">
            <text:p>*Trigger page when player accesses the Animal Compendium(from settings menu or from info button on screen during game)</text:p>
            <text:p/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4">
          <table:table-cell office:value-type="string">
            <text:p>REWARD SCREEN</text:p>
          </table:table-cell>
          <table:table-cell office:value-type="string">
            <text:p><text:span text:style-name="T1">*Screen layout concept</text:span></text:p>
            <text:p>*Background drawing</text:p>
            <text:p/>
          </table:table-cell>
          <table:table-cell office:value-type="percentage" office:value="0">
            <text:p>0%</text:p>
          </table:table-cell>
          <table:table-cell office:value-type="string">
            <text:p>1 day</text:p>
          </table:table-cell>
          <table:table-cell office:value-type="string">
            <text:p>*Trigger page when player matches new antelopes. <text:s/>The game pauses and screen goes gray, with a picture animating for 3 seconds. <text:s/>Then this goes away(shrinks into the info button) and game unpauses.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4">
          <table:table-cell office:value-type="string">
            <text:p>VICTORY SCREEN</text:p>
          </table:table-cell>
          <table:table-cell office:value-type="string">
            <text:p><text:span text:style-name="T1">*Screen layout concept</text:span></text:p>
            <text:p>*Background drawing</text:p>
          </table:table-cell>
          <table:table-cell office:value-type="percentage" office:value="0">
            <text:p>0%</text:p>
          </table:table-cell>
          <table:table-cell office:value-type="string">
            <text:p>1 day</text:p>
          </table:table-cell>
          <table:table-cell office:value-type="string">
            <text:p>*Trigger page when player wins. <text:s/>The game pauses and screen goes gray, with a picture animating for 5 seconds. <text:s/>Then return to map(still zoomed on same region). <text:s/>That level icon is now gray.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4">
          <table:table-cell office:value-type="string">
            <text:p>DEFEAT SCREEN</text:p>
          </table:table-cell>
          <table:table-cell office:value-type="string">
            <text:p><text:span text:style-name="T1">*Screen layout concept</text:span></text:p>
            <text:p>*Background drawing</text:p>
          </table:table-cell>
          <table:table-cell office:value-type="percentage" office:value="0">
            <text:p>0%</text:p>
          </table:table-cell>
          <table:table-cell office:value-type="string">
            <text:p>1 day</text:p>
          </table:table-cell>
          <table:table-cell office:value-type="string">
            <text:p>*Trigger page when player wins. The game pauses and screen goes gray, with a picture animating for 5 seconds. <text:s/>Then return to map(still zoomed on same region).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4">
          <table:table-cell office:value-type="string">
            <text:p>TUTORIAL </text:p>
          </table:table-cell>
          <table:table-cell office:value-type="string">
            <text:p><text:span text:style-name="T1">*Screen layout concept</text:span></text:p>
            <text:p>*PreRendered VFX</text:p>
            <text:p>*Cursor Texture</text:p>
          </table:table-cell>
          <table:table-cell office:value-type="percentage" office:value="0">
            <text:p>0%</text:p>
          </table:table-cell>
          <table:table-cell office:value-type="string">
            <text:p>1 day</text:p>
          </table:table-cell>
          <table:table-cell office:value-type="string">
            <text:p>*Show game playing with a cursor animating around to click on everything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4">
          <table:table-cell office:value-type="string">
            <text:p>SETTINGS MENU</text:p>
          </table:table-cell>
          <table:table-cell office:value-type="string">
            <text:p>*Text</text:p>
            <text:p/>
          </table:table-cell>
          <table:table-cell office:value-type="percentage" office:value="0">
            <text:p>0%</text:p>
          </table:table-cell>
          <table:table-cell office:value-type="string">
            <text:p>1/4 day</text:p>
          </table:table-cell>
          <table:table-cell office:value-type="string">
            <text:p>*Allow player to access a settings menu during game. <text:s/>This pauses the game.</text:p>
            <text:p/>
            <text:p>*Mouse over section triggers the text of that section to enlarge and shrink animation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5">
          <table:table-cell office:value-type="string">
            <text:p>MAP SCREEN</text:p>
          </table:table-cell>
          <table:table-cell office:value-type="string">
            <text:p>*Animation &amp; art for interactive elements</text:p>
            <text:p>*Location photo textures</text:p>
          </table:table-cell>
          <table:table-cell office:value-type="percentage" office:value="0.5">
            <text:p>50%</text:p>
          </table:table-cell>
          <table:table-cell office:value-type="string">
            <text:p>1 day</text:p>
          </table:table-cell>
          <table:table-cell office:value-type="string">
            <text:p>*Camera zoom to region.</text:p>
            <text:p/>
            <text:p>*Sprites of (level photos) fly in from out of frame and are positioned around the view. <text:s/>These sprites are clickable to bring the player to a level matching the photo.</text:p>
            <text:p/>
            <text:p>*Once player chooses a photo, all photos fly off frame and camera zooms into country of that photo. <text:s/>Screen fades out during zoom.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4">
          <table:table-cell table:style-name="Default" table:number-columns-repeated="1022"/>
          <table:table-cell table:number-columns-repeated="2"/>
        </table:table-row>
        <table:table-row table:style-name="ro4">
          <table:table-cell table:style-name="ce1" office:value-type="string">
            <text:p>CHARACTER AND LEVEL ART</text:p>
          </table:table-cell>
          <table:table-cell table:number-columns-repeated="1023"/>
        </table:table-row>
        <table:table-row table:style-name="ro4">
          <table:table-cell office:value-type="string">
            <text:p>LEVELS</text:p>
          </table:table-cell>
          <table:table-cell office:value-type="string">
            <text:p>*Location Selections</text:p>
            <text:p>*Location Design</text:p>
            <text:p>*World Textures</text:p>
            <text:p>*Prop textures</text:p>
            <text:p>*Lighting</text:p>
            <text:p>*Asset placement</text:p>
          </table:table-cell>
          <table:table-cell office:value-type="percentage" office:value="0.1">
            <text:p>10%</text:p>
          </table:table-cell>
          <table:table-cell office:value-type="string">
            <text:p>5 days</text:p>
          </table:table-cell>
          <table:table-cell table:number-columns-repeated="3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4">
          <table:table-cell office:value-type="string">
            <text:p>LIONESS</text:p>
          </table:table-cell>
          <table:table-cell office:value-type="string">
            <text:p>*Shading</text:p>
          </table:table-cell>
          <table:table-cell office:value-type="percentage" office:value="0.95">
            <text:p>95%</text:p>
          </table:table-cell>
          <table:table-cell office:value-type="string">
            <text:p>.5 days</text:p>
          </table:table-cell>
          <table:table-cell table:number-columns-repeated="3"/>
          <table:table-cell office:value-type="percentage" office:value="0.25">
            <text:p>25%</text:p>
          </table:table-cell>
          <table:table-cell table:number-columns-repeated="1016"/>
        </table:table-row>
        <table:table-row table:style-name="ro4">
          <table:table-cell office:value-type="string">
            <text:p>HYENA</text:p>
          </table:table-cell>
          <table:table-cell/>
          <table:table-cell office:value-type="percentage" office:value="1">
            <text:p>100%</text:p>
          </table:table-cell>
          <table:table-cell office:value-type="string">
            <text:p>0 days</text:p>
          </table:table-cell>
          <table:table-cell office:value-type="string">
            <text:p>*Make Hyena stay on ground after hit.</text:p>
            <text:p/>
            <text:p>*Allow player to disable Hyena</text:p>
            <text:p/>
            <text:p>*Script node to allow color changes </text:p>
          </table:table-cell>
          <table:table-cell table:number-columns-repeated="2"/>
          <table:table-cell office:value-type="percentage" office:value="0.75">
            <text:p>75%</text:p>
          </table:table-cell>
          <table:table-cell table:number-columns-repeated="1016"/>
        </table:table-row>
        <table:table-row table:style-name="ro4">
          <table:table-cell office:value-type="string">
            <text:p>ANTELOPES</text:p>
          </table:table-cell>
          <table:table-cell office:value-type="string">
            <text:p>*Remaining male antelopes</text:p>
            <text:p>*Remaining female antelopes</text:p>
            <text:p>*Info pages</text:p>
            <text:p/>
          </table:table-cell>
          <table:table-cell office:value-type="percentage" office:value="0.21">
            <text:p>21%</text:p>
          </table:table-cell>
          <table:table-cell office:value-type="string">
            <text:p>5 days</text:p>
          </table:table-cell>
          <table:table-cell table:number-columns-repeated="3"/>
          <table:table-cell office:value-type="percentage" office:value="0.75">
            <text:p>75%</text:p>
          </table:table-cell>
          <table:table-cell table:number-columns-repeated="1016"/>
        </table:table-row>
        <table:table-row table:style-name="ro4">
          <table:table-cell office:value-type="string">
            <text:p>NPCS</text:p>
          </table:table-cell>
          <table:table-cell office:value-type="string">
            <text:p/>
            <text:p>*Sprite textures</text:p>
          </table:table-cell>
          <table:table-cell office:value-type="percentage" office:value="0.05">
            <text:p>5%</text:p>
          </table:table-cell>
          <table:table-cell office:value-type="string">
            <text:p>4 days</text:p>
          </table:table-cell>
          <table:table-cell table:number-columns-repeated="3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4" table:number-rows-repeated="10">
          <table:table-cell table:style-name="Default"/>
          <table:table-cell table:number-columns-repeated="1023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3/05/2017</text:date>, <text:time>01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H55M25S</meta:editing-duration>
    <meta:editing-cycles>17</meta:editing-cycles>
    <meta:generator>OpenOffice.org/3.3$Win32 OpenOffice.org_project/330m20$Build-9567</meta:generator>
    <dc:date>2017-03-05T01:46:01.73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